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33cm"/>
    </style:style>
    <style:style style:name="co2" style:family="table-column">
      <style:table-column-properties fo:break-before="auto" style:column-width="6.90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Command line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sni</text:p>
          </table:table-cell>
          <table:table-cell office:value-type="string" calcext:value-type="string">
            <text:p>protocol</text:p>
          </table:table-cell>
          <table:table-cell table:style-name="Default" office:value-type="string" calcext:value-type="string">
            <text:p>port</text:p>
          </table:table-cell>
        </table:table-row>
        <table:table-row table:style-name="ro1">
          <table:table-cell office:value-type="string" calcext:value-type="string">
            <text:p>dqy A <text:a xlink:href="http://www.google.com/" xlink:type="simple">www.google.com</text:a></text:p>
          </table:table-cell>
          <table:table-cell office:value-type="string" calcext:value-type="string">
            <text:p>ip addresses of the host resolver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UDP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dqy A <text:a xlink:href="http://www.google.com/" xlink:type="simple">www.google.com</text:a> --tcp</text:p>
          </table:table-cell>
          <table:table-cell office:value-type="string" calcext:value-type="string">
            <text:p>ip addresses of the host resolver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CP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dqy A www.google.com –dot</text:p>
          </table:table-cell>
          <table:table-cell office:value-type="string" calcext:value-type="string">
            <text:p>ip addresses of the host resolv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T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qy A <text:a xlink:href="http://www.google.com/" xlink:type="simple">www.google.com</text:a>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dqy A <text:a xlink:href="http://www.google.com/" xlink:type="simple">www.google.com</text:a>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1:59:45.418899033</meta:creation-date>
    <dc:date>2024-12-10T22:26:27.986819257</dc:date>
    <meta:editing-duration>PT16M32S</meta:editing-duration>
    <meta:editing-cycles>3</meta:editing-cycles>
    <meta:generator>LibreOffice/7.3.7.2$Linux_X86_64 LibreOffice_project/30$Build-2</meta:generator>
    <meta:document-statistic meta:table-count="1" meta:cell-count="26" meta:object-count="0"/>
  </office:meta>
</office:document-meta>
</file>